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0" style:family="paragraph" style:parent-style-name="Text_20_body" style:list-style-name="L1">
      <style:text-properties officeooo:rsid="00145132" officeooo:paragraph-rsid="00145132"/>
    </style:style>
    <style:style style:name="P11" style:family="paragraph" style:parent-style-name="Text_20_body" style:list-style-name="L2">
      <style:text-properties officeooo:rsid="001730ed" officeooo:paragraph-rsid="001730ed"/>
    </style:style>
    <style:style style:name="P12" style:family="paragraph" style:parent-style-name="Text_20_body">
      <style:text-properties officeooo:paragraph-rsid="0017616c"/>
    </style:style>
    <style:style style:name="P13" style:family="paragraph" style:parent-style-name="Text_20_body">
      <style:text-properties officeooo:rsid="0017d715" officeooo:paragraph-rsid="0017d715"/>
    </style:style>
    <style:style style:name="P14" style:family="paragraph" style:parent-style-name="Text_20_body" style:list-style-name="L3">
      <style:text-properties officeooo:rsid="0017d715" officeooo:paragraph-rsid="0017d715"/>
    </style:style>
    <style:style style:name="P15" style:family="paragraph" style:parent-style-name="Text_20_body" style:list-style-name="L3">
      <style:text-properties officeooo:paragraph-rsid="0017d715"/>
    </style:style>
    <style:style style:name="P16" style:family="paragraph" style:parent-style-name="Text_20_body" style:list-style-name="L3">
      <style:text-properties officeooo:paragraph-rsid="00184641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9" style:family="paragraph" style:list-style-name="L3"/>
    <style:style style:name="P20" style:family="paragraph" style:parent-style-name="Heading_20_1">
      <style:text-properties officeooo:rsid="00145132" officeooo:paragraph-rsid="00145132"/>
    </style:style>
    <style:style style:name="P21" style:family="paragraph" style:parent-style-name="Heading_20_1">
      <style:text-properties officeooo:rsid="00171ca5" officeooo:paragraph-rsid="00171ca5"/>
    </style:style>
    <style:style style:name="P22" style:family="paragraph" style:parent-style-name="Heading_20_1">
      <style:text-properties officeooo:rsid="0017616c" officeooo:paragraph-rsid="0017616c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7d715"/>
    </style:style>
    <style:style style:name="T8" style:family="text">
      <style:text-properties officeooo:rsid="00184641"/>
    </style:style>
    <style:style style:name="T9" style:family="text">
      <style:text-properties fo:color="#cc7832" style:font-name="Source Code Pro"/>
    </style:style>
    <style:style style:name="T10" style:family="text">
      <style:text-properties fo:color="#cc7832" style:font-name="Source Code Pro" fo:font-weight="bold"/>
    </style:style>
    <style:style style:name="T11" style:family="text">
      <style:text-properties fo:color="#9876aa" style:font-name="Source Code Pro"/>
    </style:style>
    <style:style style:name="T12" style:family="text">
      <style:text-properties fo:color="#6897bb" style:font-name="Source Code Pro"/>
    </style:style>
    <style:style style:name="T13" style:family="text">
      <style:text-properties fo:color="#a9b7c6" style:font-name="Source Code Pro"/>
    </style:style>
    <style:style style:name="T14" style:family="text">
      <style:text-properties officeooo:rsid="001a2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20" text:outline-level="1">formulaire Zend Form</text:h>
      <text:p text:style-name="P7">Redéfinir les viewhelpers formElementErrors, formLabel, formElement, <text:span text:style-name="T1">ou voir la création de propre viewhelpers pour répondre au même fonctionnalité, mais en utilisant des objet GOT :</text:span></text:p>
      <text:list xml:id="list7118973864729688874" text:style-name="L1">
        <text:list-item>
          <text:p text:style-name="P17">type ‘text’<text:tab/><text:tab/>=&gt; OCInput</text:p>
        </text:list-item>
        <text:list-item>
          <text:p text:style-name="P17">type ‘password’<text:tab/>=&gt; OCInput type password</text:p>
        </text:list-item>
        <text:list-item>
          <text:p text:style-name="P10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21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9">Le ViewHelper : <text:span text:style-name="T4">gotAjax</text:span>(callback), la méthode dans les services <text:span text:style-name="T4">execAjax</text:span>(callback)</text:p>
      <text:p text:style-name="P8">voir comment coder la <text:span text:style-name="T4">callback</text:span> en signifiant le contexte :</text:p>
      <text:list xml:id="list5791041625104893329" text:style-name="L2">
        <text:list-item>
          <text:p text:style-name="P18">controller,</text:p>
        </text:list-item>
        <text:list-item>
          <text:p text:style-name="P18">extension d’objet, objet</text:p>
        </text:list-item>
        <text:list-item>
          <text:p text:style-name="P11">autre, …</text:p>
        </text:list-item>
      </text:list>
      <text:p text:style-name="P5">on peut partir en base avec NomModule/NomObjet/NomMéthode</text:p>
      <text:p text:style-name="P5"><text:soft-page-break/>→ si NomObjet contient ‘Controller’, on suffixera NomModule par ‘/Controller/’</text:p>
      <text:p text:style-name="P5">→ si NomObjet commence par ‘OC’ ou ‘OS’, ou peut présumer d’un nom d’objet, d’ou suffixer NomModule par ‘/Object/ODContent/’ si ‘OC’, ‘/Object/OSContainer/’ si ‘OS’</text:p>
      <text:h text:style-name="P22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12"><text:span text:style-name="T5">Les modes </text:span>‘exec‘, ‘exec<text:span text:style-name="T5">ID</text:span>‘ <text:span text:style-name="T5">&amp; ‘redirect’ n’ont pas été testé pour l’heure.</text:span></text:p>
      <text:p text:style-name="P13">20160629 : </text:p>
      <text:list xml:id="list6843578886222865300" text:style-name="L3">
        <text:list-item>
          <text:p text:style-name="P15"><text:span text:style-name="T7">retest de ‘rza’ et ‘delete’ =&gt; ilm fonctionnent bien comme attendu</text:span></text:p>
        </text:list-item>
        <text:list-item>
          <text:p text:style-name="P14">exec avec en retour alert(« coucou ») ; fonctionne comme attendu</text:p>
        </text:list-item>
        <text:list-item>
          <text:p text:style-name="P16"><text:span text:style-name="T8">execID : correction existant pour avoir le code dans la balise script avec id = code, il faut coder : </text:span><text:span text:style-name="T10">var </text:span><text:span text:style-name="T13">script = (</text:span><text:span text:style-name="T11">$</text:span><text:span text:style-name="T13">(</text:span><text:span text:style-name="T6">"#" </text:span><text:span text:style-name="T13">+ </text:span><text:span text:style-name="T11">code</text:span><text:span text:style-name="T13">)[</text:span><text:span text:style-name="T12">0</text:span><text:span text:style-name="T13">]).</text:span><text:span text:style-name="T11">innerText</text:span><text:span text:style-name="T9">;,</text:span></text:p>
        </text:list-item>
        <text:list-item>
          <text:p>redirect <text:span text:style-name="T14">fonctionne correctement auss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29T22:15:19.807787445</dc:date>
    <meta:editing-duration>PT1H4M7S</meta:editing-duration>
    <meta:editing-cycles>8</meta:editing-cycles>
    <meta:generator>LibreOffice/5.1.3.2$Linux_X86_64 LibreOffice_project/10m0$Build-2</meta:generator>
    <meta:document-statistic meta:table-count="2" meta:image-count="0" meta:object-count="0" meta:page-count="2" meta:paragraph-count="39" meta:word-count="369" meta:character-count="2399" meta:non-whitespace-character-count="2035"/>
  </office:meta>
</office:document-meta>
</file>